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  <style:text-properties fo:font-size="7.5p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1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  <style:text-properties fo:color="#99ffff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/>
    </style:style>
    <style:style style:name="P10" style:family="paragraph">
      <style:text-properties fo:color="#99ffff" style:font-name="Ferrum" fo:font-size="32pt" fo:background-color="transparent" style:font-size-asian="40pt" style:font-size-complex="40pt"/>
    </style:style>
    <style:style style:name="P11" style:family="paragraph">
      <style:paragraph-properties fo:text-align="start"/>
      <style:text-properties fo:color="#99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text-align="end"/>
      <style:text-properties fo:font-size="7.5pt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27">Aug 27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381cm" svg:height="10.026cm" svg:x="3.754cm" svg:y="2.975cm">
          <draw:text-box>
            <text:p text:style-name="P5"><text:span text:style-name="T3">In this chapter, blahblahblah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 text:style-name="P9"><text:span text:style-name="T4">T</text:span><text:span text:style-name="T4">o</text:span><text:span text:style-name="T4">p</text:span><text:span text:style-name="T4">i</text:span><text:span text:style-name="T4">c</text:span><text:span text:style-name="T4">s</text:span></text:p>
          </draw:text-box>
        </draw:frame>
        <draw:frame presentation:style-name="pr5" draw:text-style-name="P6" draw:layer="layout" svg:width="12.373cm" svg:height="11.793cm" svg:x="1.263cm" svg:y="3.087cm">
          <draw:text-box>
            <text:p text:style-name="P5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5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5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5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6" draw:layer="layout" svg:width="12.373cm" svg:height="11.793cm" svg:x="13.996cm" svg:y="3.065cm">
          <draw:text-box>
            <text:p text:style-name="P5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5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5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5"><text:span text:style-name="T3">8.</text:span><text:span text:style-name="T3"><text:tab/></text:span><text:span text:style-name="T3">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11"><text:span text:style-name="T4">1. Slide Title</text:span></text:p>
          </draw:text-box>
        </draw:frame>
        <draw:frame draw:style-name="gr3" draw:text-style-name="P13" draw:layer="layout" svg:width="5.744cm" svg:height="0.963cm" svg:x="21.858cm" svg:y="2.403cm">
          <draw:text-box>
            <text:p text:style-name="P12"><text:span text:style-name="T5">Notes</text:span></text:p>
          </draw:text-box>
        </draw:frame>
        <draw:frame presentation:style-name="pr7" draw:text-style-name="P6" draw:layer="layout" svg:width="19.791cm" svg:height="3.19cm" svg:x="1.264cm" svg:y="3.088cm">
          <draw:text-box>
            <text:p text:style-name="P5"><text:span text:style-name="T3">Blorp</text:span></text:p>
          </draw:text-box>
        </draw:frame>
        <draw:frame draw:style-name="gr4" draw:text-style-name="P15" draw:layer="layout" svg:width="1.831cm" svg:height="1.205cm" svg:x="26.194cm" svg:y="14.851cm">
          <draw:text-box>
            <text:p text:style-name="P14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 text:style-name="P11"><text:span text:style-name="T4">Conclusion</text:span></text:p>
          </draw:text-box>
        </draw:frame>
        <draw:frame presentation:style-name="pr8" draw:text-style-name="P6" draw:layer="layout" svg:width="25.599cm" svg:height="11.793cm" svg:x="1.263cm" svg:y="3.087cm">
          <draw:text-box>
            <text:p text:style-name="P5"><text:span text:style-name="T3">We did stuf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7T16:39:26.600923502</dc:date>
    <meta:editing-duration>P1DT6H40M41S</meta:editing-duration>
    <meta:editing-cycles>1026</meta:editing-cycles>
    <meta:generator>LibreOffice/5.1.4.2$Linux_X86_64 LibreOffice_project/10m0$Build-2</meta:generator>
    <meta:document-statistic meta:object-count="44"/>
  </office:meta>
</office:document-meta>
</file>